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cm" fo:margin-bottom="0cm" fo:padding="0.049cm" fo:border="0.002cm solid #d9d9e3"/>
    </style:style>
    <style:style style:name="P2" style:family="paragraph" style:parent-style-name="Text_20_body" style:list-style-name="L1">
      <style:paragraph-properties fo:padding="0.049cm" fo:border="0.002cm solid #d9d9e3"/>
    </style:style>
    <style:style style:name="P3" style:family="paragraph" style:parent-style-name="Preformatted_20_Text" style:list-style-name="L1">
      <style:paragraph-properties fo:margin-top="0cm" fo:margin-bottom="0.499cm" fo:padding="0.049cm" fo:border="0.002cm solid #d9d9e3"/>
    </style:style>
    <style:style style:name="P4" style:family="paragraph" style:parent-style-name="Preformatted_20_Text" style:list-style-name="L1">
      <style:paragraph-properties fo:padding="0.049cm" fo:border="0.002cm solid #d9d9e3"/>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75696763145191097" text:style-name="L1">
        <text:list-item>
          <text:p text:style-name="P2"><text:span text:style-name="Strong_20_Emphasis">What is the R programming language, and how does it work?</text:span></text:p>
          <text:p text:style-name="P2">R is a programming language and environment specifically designed for statistical computing and data analysis. It provides a wide variety of statistical and graphical techniques and is extensible. R works by executing a series of commands entered by the user, allowing for data manipulation, statistical analysis, and visualization.</text:p>
        </text:list-item>
        <text:list-item>
          <text:p text:style-name="P2"><text:span text:style-name="Strong_20_Emphasis">How did the R programming language come to be?</text:span></text:p>
          <text:p text:style-name="P2">R was created by Ross Ihaka and Robert Gentleman at the University of Auckland, New Zealand, in the early 1990s. It was influenced by the S programming language and environment, which was developed at Bell Laboratories by John Chambers and his colleagues. R has since evolved with contributions from a large community of developers worldwide.</text:p>
        </text:list-item>
        <text:list-item>
          <text:p text:style-name="P2"><text:span text:style-name="Strong_20_Emphasis">Create a tiny application that prints the installed version of R.</text:span></text:p>
          <text:p text:style-name="P4">RCopy code</text:p>
          <text:p text:style-name="P4"><text:span text:style-name="Source_20_Text"># R Version Information</text:span></text:p>
          <text:p text:style-name="P4"><text:span text:style-name="Source_20_Text">version &lt;- R.version.string</text:span></text:p>
          <text:p text:style-name="P3"><text:span text:style-name="Source_20_Text">cat("Installed R version:", version, "\n")</text:span></text:p>
        </text:list-item>
        <text:list-item>
          <text:p text:style-name="P2"><text:span text:style-name="Strong_20_Emphasis">Create a simple software that accepts user input (Name, Age, and Qualification) and displays the results.</text:span></text:p>
          <text:p text:style-name="P4">RCopy code</text:p>
          <text:p text:style-name="P4"><text:span text:style-name="Source_20_Text"># Simple User Input Application</text:span></text:p>
          <text:p text:style-name="P4"><text:span text:style-name="Source_20_Text">name &lt;- readline(prompt="Enter your name: ")</text:span></text:p>
          <text:p text:style-name="P4"><text:span text:style-name="Source_20_Text">age &lt;- as.numeric(readline(prompt="Enter your age: "))</text:span></text:p>
          <text:p text:style-name="P4"><text:span text:style-name="Source_20_Text">qualification &lt;- readline(prompt="Enter your qualification: ")</text:span></text:p>
          <text:p text:style-name="P4"/>
          <text:p text:style-name="P4"><text:span text:style-name="Source_20_Text"># Display Results</text:span></text:p>
          <text:p text:style-name="P4"><text:span text:style-name="Source_20_Text">cat("Name:", name, "\n")</text:span></text:p>
          <text:p text:style-name="P4"><text:span text:style-name="Source_20_Text">cat("Age:", age, "years\n")</text:span></text:p>
          <text:p text:style-name="P3"><text:span text:style-name="Source_20_Text">cat("Qualification:", qualification, "\n")</text:span></text:p>
        </text:list-item>
        <text:list-item>
          <text:p text:style-name="P2"><text:span text:style-name="Strong_20_Emphasis">What are some R programming applications?</text:span></text:p>
          <text:p text:style-name="P2">R is widely used in various fields, including:</text:p>
          <text:list>
            <text:list-item>
              <text:p text:style-name="P1">Statistical analysis</text:p>
            </text:list-item>
            <text:list-item>
              <text:p text:style-name="P1">Data visualization</text:p>
            </text:list-item>
            <text:list-item>
              <text:p text:style-name="P1">Machine learning</text:p>
            </text:list-item>
            <text:list-item>
              <text:p text:style-name="P1">Bioinformatics</text:p>
            </text:list-item>
            <text:list-item>
              <text:p text:style-name="P1">Finance</text:p>
            </text:list-item>
            <text:list-item>
              <text:p text:style-name="P1">Social sciences</text:p>
            </text:list-item>
            <text:list-item>
              <text:p text:style-name="P1">Epidemiology</text:p>
            </text:list-item>
            <text:list-item>
              <text:p text:style-name="P1">Geospatial analysis</text:p>
            </text:list-item>
          </text:list>
        </text:list-item>
        <text:list-item>
          <text:p text:style-name="P2"><text:span text:style-name="Strong_20_Emphasis">In which areas of healthcare does R play a significant role?</text:span></text:p>
          <text:p text:style-name="P2">R is utilized in healthcare for:</text:p>
          <text:list>
            <text:list-item>
              <text:p text:style-name="P1">Epidemiological modeling</text:p>
            </text:list-item>
            <text:list-item>
              <text:p text:style-name="P1">Clinical trials and drug development</text:p>
            </text:list-item>
            <text:list-item>
              <text:p text:style-name="P1">Genomic data analysis</text:p>
            </text:list-item>
            <text:list-item>
              <text:p text:style-name="P1">Health informatics</text:p>
            </text:list-item>
            <text:list-item>
              <text:p text:style-name="P1">Medical imaging analysis</text:p>
            </text:list-item>
            <text:list-item>
              <text:p text:style-name="P1">Public health research</text:p>
            </text:list-item>
          </text:list>
        </text:list-item>
        <text:list-item>
          <text:p text:style-name="P2"><text:soft-page-break/><text:span text:style-name="Strong_20_Emphasis">What is R Studio, and what does it do?</text:span></text:p>
          <text:p text:style-name="P2">R Studio is an integrated development environment (IDE) for R. It provides a user-friendly interface for writing and executing R code, managing files, visualizing data, and interacting with plots. R Studio enhances the R programming experience by offering features like script editing, workspace management, and integrated help.</text:p>
        </text:list-item>
        <text:list-item>
          <text:p text:style-name="P2"><text:span text:style-name="Strong_20_Emphasis">What is Mapping and How Does It Work?</text:span></text:p>
          <text:p text:style-name="P2">Mapping in the context of R often refers to creating visual representations of spatial data. Packages like <text:span text:style-name="Source_20_Text">ggplot2</text:span> and <text:span text:style-name="Source_20_Text">leaflet</text:span> are commonly used for mapping in R. It involves plotting data on maps, such as geographical or spatial information, and can be used for tasks like geospatial analysis, plotting locations, and creating interactive maps.</text:p>
        </text:list-item>
        <text:list-item>
          <text:p text:style-name="P2"><text:span text:style-name="Strong_20_Emphasis">What is R graphics, and how does it work?</text:span></text:p>
          <text:p text:style-name="P2">R graphics refer to the creation and manipulation of visual representations of data using R. The <text:span text:style-name="Source_20_Text">graphics</text:span> package in R provides basic plotting functions, while packages like <text:span text:style-name="Source_20_Text">ggplot2</text:span> offer a more advanced and flexible approach to data visualization. R graphics work by specifying graphical elements (points, lines, bars) and their attributes to create plots and charts that convey information effectivel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ga Vinay</meta:initial-creator>
    <meta:creation-date>2023-12-03T23:32:46.88</meta:creation-date>
    <meta:document-statistic meta:table-count="0" meta:image-count="0" meta:object-count="0" meta:page-count="2" meta:paragraph-count="43" meta:word-count="473" meta:character-count="3030"/>
    <dc:date>2023-12-03T23:33:01.64</dc:date>
    <dc:creator>Naga Vinay</dc:creator>
    <meta:editing-duration>PT15S</meta:editing-duration>
    <meta:editing-cycles>1</meta:editing-cycles>
    <meta:generator>OpenOffice/4.1.7$Win32 OpenOffice.org_project/417m1$Build-9800</meta:generator>
  </office:meta>
</office:document-meta>
</file>